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lliptic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Extrapolated Density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B2]*[.$C$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B3]*[.$C$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B4]*[.$C$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[.$C$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6]*[.$C$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table:formula="of:=1/[.B7]" office:value-type="float" office:value="20" calcext:value-type="float">
            <text:p>20</text:p>
          </table:table-cell>
          <table:table-cell table:formula="of:=[.B7]*[.$C$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*[.$C$7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B14]*[.$C$1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B15]*[.$C$1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B16]*[.$C$1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B17]*[.$C$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5" calcext:value-type="float">
            <text:p>0.05</text:p>
          </table:table-cell>
          <table:table-cell table:formula="of:=1/[.B18]" office:value-type="float" office:value="20" calcext:value-type="float">
            <text:p>20</text:p>
          </table:table-cell>
          <table:table-cell table:formula="of:=[.B18]*[.$C$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.$C$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[.$C$1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igail Coker</meta:initial-creator>
    <meta:creation-date>2022-09-05T12:44:22.202830808</meta:creation-date>
    <dc:date>2022-09-05T15:54:02.487415779</dc:date>
    <dc:creator>Abigail Coker</dc:creator>
    <meta:editing-duration>PT2H57M1S</meta:editing-duration>
    <meta:editing-cycles>3</meta:editing-cycles>
    <meta:generator>LibreOffice/7.3.3.2$Linux_X86_64 LibreOffice_project/30$Build-2</meta:generator>
    <meta:document-statistic meta:table-count="1" meta:cell-count="47" meta:object-count="0"/>
  </office:meta>
</office:document-meta>
</file>